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12019"/>
    </style:style>
    <style:style style:name="P2" style:family="paragraph" style:parent-style-name="Standard">
      <style:text-properties officeooo:rsid="000ba152" officeooo:paragraph-rsid="000ba15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7-09T17:38:25</meta:creation-date>
    <meta:editing-cycles>11</meta:editing-cycles>
    <meta:editing-duration>PT6M30S</meta:editing-duration>
    <dc:description>cloudooo Comments</dc:description>
    <meta:keyword>Keywords Test</meta:keyword>
    <dc:subject>Subject Test</dc:subject>
    <dc:title>cloudooo Test</dc:title>
    <dc:date>2014-05-05T11:20:23.659506141</dc:date>
    <meta:generator>LibreOffice/4.2.3.3$Linux_X86_64 LibreOffice_project/420m0$Build-3</meta:generator>
    <meta:document-statistic meta:table-count="0" meta:image-count="0" meta:object-count="0" meta:page-count="1" meta:paragraph-count="1" meta:word-count="69" meta:character-count="446" meta:non-whitespace-character-count="378"/>
    <meta:user-defined meta:name="Type">Text</meta:user-defined>
  </office:meta>
</office:document-meta>
</file>